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oMagellan</text:h>
      <text:h text:style-name="Heading_20_2" text:outline-level="2">What is Robo Magellan?</text:h>
      <text:p text:style-name="Standard"><text:a xlink:type="simple" xlink:href="http://www.robothon.org/robothon/robo-magellan.php">http://www.robothon.org/robothon/robo-magellan.php</text:a></text:p>
      <text:p text:style-name="Standard"><text:a xlink:type="simple" xlink:href="http://en.wikipedia.org/wiki/Robomagellan">http://en.wikipedia.org/wiki/Robomagellan</text:a> </text:p>
      <text:p text:style-name="Standard"><text:a xlink:type="simple" xlink:href="http://robogames.net/rules/magellan.php">http://robogames.net/rules/magellan.php</text:a> </text:p>
      <text:h text:style-name="Heading_20_2" text:outline-level="2">Projects</text:h>
      <text:p text:style-name="Standard"><text:a xlink:type="simple" xlink:href="http://robotics.ee.calpoly.edu/old//doku.php?id=robomagellan:start">http://robotics.ee.calpoly.edu/old//doku.php?id=robomagellan:start</text:a></text:p>
      <text:p text:style-name="Standard"><text:a xlink:type="simple" xlink:href="http://www.tedlarson.com/robots/odyssey.htm">http://www.tedlarson.com/robots/odyssey.htm</text:a> </text:p>
      <text:h text:style-name="Heading_20_2" text:outline-level="2">Ideas</text:h>
      <text:p text:style-name="Standard"><text:a xlink:type="simple" xlink:href="http://www.arduino.cc/cgi-bin/yabb2/YaBB.pl?num=1258659658">http://www.arduino.cc/cgi-bin/yabb2/YaBB.pl?num=1258659658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10-02T17:21:49</meta:creation-date>
    <dc:date>2011-10-02T17:37:46</dc:date>
    <dc:creator>Juan Moral</dc:creator>
    <meta:editing-duration>PT00H15M58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13" meta:character-count="348"/>
  </office:meta>
</office:document-meta>
</file>